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monospace"/>
  </office:font-face-decls>
  <office:automatic-styles>
    <style:style style:name="P1" style:family="paragraph" style:parent-style-name="Preformatted_20_Text">
      <style:text-properties fo:color="#000000" loext:opacity="100%" style:font-name="Calibri" officeooo:paragraph-rsid="0003485c"/>
    </style:style>
    <style:style style:name="P2" style:family="paragraph" style:parent-style-name="Preformatted_20_Text">
      <style:text-properties fo:color="#000000" loext:opacity="100%" style:font-name="Calibri" officeooo:rsid="0003485c" officeooo:paragraph-rsid="0003485c"/>
    </style:style>
    <style:style style:name="T1" style:family="text">
      <style:text-properties fo:font-variant="normal" fo:text-transform="none" fo:font-size="14pt" fo:letter-spacing="normal" fo:font-style="normal" fo:font-weight="normal"/>
    </style:style>
    <style:style style:name="T2" style:family="text">
      <style:text-properties fo:font-variant="normal" fo:text-transform="none" fo:font-size="14pt" fo:letter-spacing="normal" fo:font-style="normal" fo:font-weight="normal" officeooo:rsid="000348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Bonjour, je m'appelle Flavien et je suis un étudiant de 18 ans basé à Grenoble. </text:span></text:p>
      <text:p text:style-name="P2"><text:span text:style-name="T1">Mes passions sont l’informatique mais aussi le sport que je pratique plusieurs fois par semaine. Dans ce portfolio je vais présenter les différents projets que j’ai pu réaliser dans le cadre scolaire ou non. </text:span></text:p>
      <text:p text:style-name="P2"><text:span text:style-name="T1"/></text:p>
      <text:p text:style-name="P2"><text:span text:style-name="T1">Projet 1 :</text:span></text:p>
      <text:p text:style-name="P2"><text:span text:style-name="T1">SAE1,01 trie depeche</text:span></text:p>
      <text:p text:style-name="P2"><text:span text:style-name="T1">Dans ce projet réalisé en groupe de deux nous avons développer un programme qui va essayer de deviner le thème d’un article de journal avec les mots qu’il contient. Le travail a été partager équitablement sans spécification particuliè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2T10:19:01.495000000</meta:creation-date>
    <meta:generator>LibreOffice/7.4.3.2$Windows_X86_64 LibreOffice_project/1048a8393ae2eeec98dff31b5c133c5f1d08b890</meta:generator>
    <dc:date>2024-02-22T11:43:09.370000000</dc:date>
    <meta:editing-duration>PT1H24M8S</meta:editing-duration>
    <meta:editing-cycles>1</meta:editing-cycles>
    <meta:document-statistic meta:table-count="0" meta:image-count="0" meta:object-count="0" meta:page-count="1" meta:paragraph-count="5" meta:word-count="93" meta:character-count="554" meta:non-whitespace-character-count="464"/>
  </office:meta>
</office:document-meta>
</file>